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Verdana" style:font-family-asian="Verdana" style:font-family-complex="Verdana"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bold" fo:font-family="Verdana" style:font-family-asian="Verdana" style:font-family-complex="Verdana"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Verdana" style:font-family-asian="Verdana" style:font-family-complex="Verdana"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Verdana" style:font-family-asian="Verdana" style:font-family-complex="Verdan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Verdana" style:font-family-asian="Verdana" style:font-family-complex="Verdan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Verdana" style:font-family-asian="Verdana" style:font-family-complex="Verdan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Verdana" style:font-family-asian="Verdana" style:font-family-complex="Verdan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Verdana" style:font-family-asian="Verdana" style:font-family-complex="Verdan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Verdana" style:font-family-asian="Verdana" style:font-family-complex="Verdan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bold" fo:font-family="Verdana" style:font-family-asian="Verdana" style:font-family-complex="Verdan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Verdana" style:font-family-asian="Verdana" style:font-family-complex="Verdan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bold" fo:font-family="Verdana" style:font-family-asian="Verdana" style:font-family-complex="Verdan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Verdana" style:font-family-asian="Verdana" style:font-family-complex="Verdan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Verdana" style:font-family-asian="Verdana" style:font-family-complex="Verdana"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Verdana" style:font-family-asian="Verdana" style:font-family-complex="Verdana"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Verdana" style:font-family-asian="Verdana" style:font-family-complex="Verdana"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Verdana" style:font-family-asian="Verdana" style:font-family-complex="Verdana"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Verdana" style:font-family-asian="Verdana" style:font-family-complex="Verdana"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Verdana" style:font-family-asian="Verdana" style:font-family-complex="Verdana"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Verdana" style:font-family-asian="Verdana" style:font-family-complex="Verdana"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Verdana" style:font-family-asian="Verdana" style:font-family-complex="Verdan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Verdana" style:font-family-asian="Verdana" style:font-family-complex="Verdan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bold" fo:font-family="Verdana" style:font-family-asian="Verdana" style:font-family-complex="Verdana"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Verdana" style:font-family-asian="Verdana" style:font-family-complex="Verdana"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Verdana" style:font-family-asian="Verdana" style:font-family-complex="Verdana"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Verdana" style:font-family-asian="Verdana" style:font-family-complex="Verdana" fo:background-color="transparent" style:use-window-font-color="true"/>
    </style:style>
    <style:style style:name="T52" style:family="text">
      <style:text-properties fo:font-size="10.00pt" fo:font-weight="normal" fo:font-family="Verdana" style:font-family-asian="Verdana" style:font-family-complex="Verdana" fo:background-color="transparent" style:use-window-font-color="true" fo:font-style="italic"/>
    </style:style>
    <style:style style:name="T53"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fo:font-style="italic"/>
    </style:style>
    <style:style style:name="T54" style:family="text">
      <style:text-properties fo:font-size="10.00pt" fo:font-weight="normal" fo:font-family="Verdana" style:font-family-asian="Verdana" style:font-family-complex="Verdana" fo:background-color="transparent" style:use-window-font-color="true" fo:font-style="italic"/>
    </style:style>
    <style:style style:name="T55" style:family="text">
      <style:text-properties fo:font-size="10.00pt" fo:font-weight="normal" fo:font-family="Verdana" style:font-family-asian="Verdana" style:font-family-complex="Verdana"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Verdana" style:font-family-asian="Verdana" style:font-family-complex="Verdana"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Verdana" style:font-family-asian="Verdana" style:font-family-complex="Verdana"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8.00pt" fo:font-weight="bold" fo:font-family="Verdana" style:font-family-asian="Verdana" style:font-family-complex="Verdana"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8.00pt" fo:font-weight="bold" fo:font-family="Verdana" style:font-family-asian="Verdana" style:font-family-complex="Verdana"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8.00pt" fo:font-weight="bold" fo:font-family="Verdana" style:font-family-asian="Verdana" style:font-family-complex="Verdana"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Verdana" style:font-family-asian="Verdana" style:font-family-complex="Verdana"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Verdana" style:font-family-asian="Verdana" style:font-family-complex="Verdana"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Verdana" style:font-family-asian="Verdana" style:font-family-complex="Verdana"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Verdana" style:font-family-asian="Verdana" style:font-family-complex="Verdana"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Verdana" style:font-family-asian="Verdana" style:font-family-complex="Verdana"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Verdana" style:font-family-asian="Verdana" style:font-family-complex="Verdana"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Verdana" style:font-family-asian="Verdana" style:font-family-complex="Verdana"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8.00pt" fo:font-weight="bold" fo:font-family="Verdana" style:font-family-asian="Verdana" style:font-family-complex="Verdana"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8.00pt" fo:font-weight="bold" fo:font-family="Verdana" style:font-family-asian="Verdana" style:font-family-complex="Verdana"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8.00pt" fo:font-weight="bold" fo:font-family="Verdana" style:font-family-asian="Verdana" style:font-family-complex="Verdana"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Verdana" style:font-family-asian="Verdana" style:font-family-complex="Verdana"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Verdana" style:font-family-asian="Verdana" style:font-family-complex="Verdana"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Verdana" style:font-family-asian="Verdana" style:font-family-complex="Verdana"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Verdana" style:font-family-asian="Verdana" style:font-family-complex="Verdana"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normal" fo:font-family="Verdana" style:font-family-asian="Verdana" style:font-family-complex="Verdana"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8.00pt" fo:font-weight="bold" fo:font-family="Verdana" style:font-family-asian="Verdana" style:font-family-complex="Verdana"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8.00pt" fo:font-weight="bold" fo:font-family="Verdana" style:font-family-asian="Verdana" style:font-family-complex="Verdana"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8.00pt" fo:font-weight="bold" fo:font-family="Verdana" style:font-family-asian="Verdana" style:font-family-complex="Verdana"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fo:font-family="Verdana" style:font-family-asian="Verdana" style:font-family-complex="Verdana"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Verdana" style:font-family-asian="Verdana" style:font-family-complex="Verdana"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fo:font-family="Verdana" style:font-family-asian="Verdana" style:font-family-complex="Verdana"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Verdana" style:font-family-asian="Verdana" style:font-family-complex="Verdana"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Verdana" style:font-family-asian="Verdana" style:font-family-complex="Verdana"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Verdana" style:font-family-asian="Verdana" style:font-family-complex="Verdana"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Verdana" style:font-family-asian="Verdana" style:font-family-complex="Verdana"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Verdana" style:font-family-asian="Verdana" style:font-family-complex="Verdana"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Verdana" style:font-family-asian="Verdana" style:font-family-complex="Verdana"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Verdana" style:font-family-asian="Verdana" style:font-family-complex="Verdana"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Verdana" style:font-family-asian="Verdana" style:font-family-complex="Verdana"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Verdana" style:font-family-asian="Verdana" style:font-family-complex="Verdana"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Verdana" style:font-family-asian="Verdana" style:font-family-complex="Verdana"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bold" fo:font-family="Verdana" style:font-family-asian="Verdana" style:font-family-complex="Verdana"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Wingdings" style:font-family-asian="Wingdings" style:font-family-complex="Wingdings"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tab-stops>
          <style:tab-stop style:position="153.00pt"/>
        </style:tab-stops>
      </style:paragraph-properties>
    </style:style>
    <style:style style:name="P3" style:family="paragraph">
      <style:paragraph-properties fo:line-height="100.00%" fo:text-align="left" fo:margin-left="-13.10pt" fo:text-indent="-5.40pt">
        <style:tab-stops>
          <style:tab-stop style:position="130.10pt"/>
          <style:tab-stop style:position="3546.90pt" style:leader-style="dotted"/>
          <style:tab-stop style:position="421134.75pt" style:type="right"/>
          <style:tab-stop style:position="1638.70p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13.10pt" fo:text-indent="-5.40pt">
        <style:tab-stops>
          <style:tab-stop style:position="130.10pt"/>
          <style:tab-stop style:position="3546.90pt" style:leader-style="dotted"/>
          <style:tab-stop style:position="421134.75pt" style:type="right"/>
          <style:tab-stop style:position="1638.70pt"/>
        </style:tab-stops>
      </style:paragraph-properties>
    </style:style>
    <style:style style:name="P6"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9"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style:style>
    <style:style style:name="P12" style:family="paragraph">
      <style:paragraph-properties fo:line-height="115.00%" fo:text-align="left" fo:margin-bottom="10.00pt"/>
    </style:style>
    <style:style style:name="P13"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14"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17"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0"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1" style:family="paragraph">
      <style:paragraph-properties fo:line-height="115.00%" fo:text-align="left" fo:margin-bottom="10.00pt"/>
    </style:style>
    <style:style style:name="P22" style:family="paragraph">
      <style:paragraph-properties fo:line-height="100.00%" fo:text-align="left"/>
    </style:style>
    <style:style style:name="P23"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4"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5" style:family="paragraph">
      <style:paragraph-properties fo:line-height="115.00%" fo:text-align="left" fo:margin-bottom="10.00pt"/>
    </style:style>
    <style:style style:name="P26" style:family="paragraph">
      <style:paragraph-properties fo:line-height="100.00%" fo:text-align="left"/>
    </style:style>
    <style:style style:name="P27"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8"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29" style:family="paragraph">
      <style:paragraph-properties fo:line-height="115.00%" fo:text-align="left" fo:margin-bottom="10.00pt"/>
    </style:style>
    <style:style style:name="P30" style:family="paragraph">
      <style:paragraph-properties fo:line-height="100.00%" fo:text-align="left"/>
    </style:style>
    <style:style style:name="P31" style:family="paragraph">
      <style:paragraph-properties fo:line-height="100.00%" fo:text-align="left" fo:margin-left="-13.10pt" fo:text-indent="-5.40pt">
        <style:tab-stops>
          <style:tab-stop style:position="103.10pt"/>
          <style:tab-stop style:position="3303.70pt" style:leader-style="dotted"/>
          <style:tab-stop style:position="421134.75pt" style:type="right"/>
          <style:tab-stop style:position="1638.70pt"/>
        </style:tab-stops>
      </style:paragraph-properties>
    </style:style>
    <style:style style:name="P32" style:family="paragraph">
      <style:paragraph-properties fo:line-height="100.00%" fo:text-align="left" fo:margin-left="-13.10pt" fo:text-indent="-5.40pt">
        <style:tab-stops>
          <style:tab-stop style:position="103.10pt"/>
          <style:tab-stop style:position="3303.70pt" style:leader-style="dotted"/>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13.10pt" fo:text-indent="-5.40pt">
        <style:tab-stops>
          <style:tab-stop style:position="103.10pt"/>
          <style:tab-stop style:position="3303.70pt" style:leader-style="dotted"/>
        </style:tab-stops>
      </style:paragraph-properties>
    </style:style>
    <style:style style:name="P35" style:family="paragraph">
      <style:paragraph-properties fo:line-height="100.00%" fo:text-align="left"/>
    </style:style>
    <style:style style:name="P36" style:family="paragraph">
      <style:paragraph-properties fo:line-height="100.00%" fo:text-align="justify"/>
    </style:style>
    <style:style style:name="P37" style:family="paragraph">
      <style:paragraph-properties fo:line-height="100.00%" fo:text-align="left"/>
    </style:style>
    <style:style style:name="P38" style:family="paragraph">
      <style:paragraph-properties fo:line-height="100.00%" fo:text-align="justify"/>
    </style:style>
    <style:style style:name="P39"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40" style:family="paragraph">
      <style:paragraph-properties fo:line-height="100.00%" fo:text-align="center"/>
    </style:style>
    <style:style style:name="P41"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42"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43" style:family="paragraph">
      <style:paragraph-properties fo:line-height="100.00%" fo:text-align="justify"/>
    </style:style>
    <style:style style:name="P44"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45" style:family="paragraph">
      <style:paragraph-properties fo:line-height="100.00%" fo:text-align="justify"/>
    </style:style>
    <style:style style:name="P46"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47" style:family="paragraph">
      <style:paragraph-properties fo:line-height="100.00%" fo:text-align="justify"/>
    </style:style>
    <style:style style:name="P48"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49" style:family="paragraph">
      <style:paragraph-properties fo:line-height="100.00%" fo:text-align="justify"/>
    </style:style>
    <style:style style:name="P50"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51" style:family="paragraph">
      <style:paragraph-properties fo:line-height="100.00%" fo:text-align="center"/>
    </style:style>
    <style:style style:name="P52"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53"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54" style:family="paragraph">
      <style:paragraph-properties fo:line-height="100.00%" fo:text-align="justify"/>
    </style:style>
    <style:style style:name="P55"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56" style:family="paragraph">
      <style:paragraph-properties fo:line-height="100.00%" fo:text-align="justify"/>
    </style:style>
    <style:style style:name="P57"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58" style:family="paragraph">
      <style:paragraph-properties fo:line-height="100.00%" fo:text-align="justify"/>
    </style:style>
    <style:style style:name="P59"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60" style:family="paragraph">
      <style:paragraph-properties fo:line-height="100.00%" fo:text-align="center"/>
    </style:style>
    <style:style style:name="P61" style:family="paragraph">
      <style:paragraph-properties fo:line-height="100.00%" fo:text-align="left" fo:margin-left="2.70pt" fo:text-indent="-2.70pt">
        <style:tab-stops>
          <style:tab-stop style:position="224.05pt"/>
          <style:tab-stop style:position="3338.35pt"/>
          <style:tab-stop style:position="421118.95pt" style:type="right"/>
        </style:tab-stops>
      </style:paragraph-properties>
    </style:style>
    <style:style style:name="P62"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63" style:family="paragraph">
      <style:paragraph-properties fo:line-height="100.00%" fo:text-align="justify"/>
    </style:style>
    <style:style style:name="P64"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65" style:family="paragraph">
      <style:paragraph-properties fo:line-height="100.00%" fo:text-align="justify"/>
    </style:style>
    <style:style style:name="P66"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67" style:family="paragraph">
      <style:paragraph-properties fo:line-height="100.00%" fo:text-align="justify"/>
    </style:style>
    <style:style style:name="P68"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69" style:family="paragraph">
      <style:paragraph-properties fo:line-height="100.00%" fo:text-align="justify"/>
    </style:style>
    <style:style style:name="P70"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71" style:family="paragraph">
      <style:paragraph-properties fo:line-height="100.00%" fo:text-align="justify"/>
    </style:style>
    <style:style style:name="P72"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73" style:family="paragraph">
      <style:paragraph-properties fo:line-height="100.00%" fo:text-align="justify"/>
    </style:style>
    <style:style style:name="P74" style:family="paragraph">
      <style:paragraph-properties fo:line-height="100.00%" fo:text-align="left" fo:margin-left="2.70pt" fo:text-indent="-2.70pt">
        <style:tab-stops>
          <style:tab-stop style:position="224.05pt"/>
          <style:tab-stop style:position="3287.15pt"/>
          <style:tab-stop style:position="421118.95pt" style:type="right"/>
        </style:tab-stops>
      </style:paragraph-properties>
    </style:style>
    <style:style style:name="P75" style:family="paragraph">
      <style:paragraph-properties fo:line-height="100.00%" fo:text-align="left" fo:margin-top="12.00pt" fo:margin-bottom="3.00pt"/>
    </style:style>
    <style:style style:name="P76" style:family="paragraph">
      <style:paragraph-properties fo:line-height="100.00%" fo:text-align="left"/>
    </style:style>
    <style:style style:name="TableColumn0100" style:family="table-column">
      <style:table-column-properties style:column-width="1.250000in"/>
    </style:style>
    <style:style style:name="TableColumn0101" style:family="table-column">
      <style:table-column-properties style:column-width="0.375000in"/>
    </style:style>
    <style:style style:name="TableColumn0102" style:family="table-column">
      <style:table-column-properties style:column-width="1.500000in"/>
    </style:style>
    <style:style style:name="TableColumn0103" style:family="table-column">
      <style:table-column-properties style:column-width="0.392361in"/>
    </style:style>
    <style:style style:name="TableColumn0104" style:family="table-column">
      <style:table-column-properties style:column-width="0.666667in"/>
    </style:style>
    <style:style style:name="TableColumn0105" style:family="table-column">
      <style:table-column-properties style:column-width="0.315972in"/>
    </style:style>
    <style:style style:name="TableColumn0106" style:family="table-column">
      <style:table-column-properties style:column-width="0.500000in"/>
    </style:style>
    <style:style style:name="TableColumn0107" style:family="table-column">
      <style:table-column-properties style:column-width="0.517361in"/>
    </style:style>
    <style:style style:name="TableColumn0108" style:family="table-column">
      <style:table-column-properties style:column-width="0.996528in"/>
    </style:style>
    <style:style style:name="Table01" style:family="table">
      <style:table-properties style:width="6.513889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2"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5"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8"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Row0101" style:family="table-row">
      <style:table-row-properties style:min-row-height="0.208333in"/>
    </style:style>
    <style:style style:name="TableCell0101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1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5" style:family="table-cell">
      <style:table-cell-properties fo:border-top="0.013889in solid #000000" fo:border-left="0.013889in solid #000000" fo:border-right="0.000694in solid #000000" fo:border-bottom="0.000694in solid #000000" fo:padding-left="0.075000in" fo:padding-right="0.075000in" fo:vertical-align="top" fo:background-color="#ffffff"/>
    </style:style>
    <style:style style:name="TableCell0101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8" style:family="table-cell">
      <style:table-cell-properties fo:border-top="0.000694in solid #000000" fo:border-left="0.013889in solid #000000" fo:border-right="0.013889in solid #000000" fo:border-bottom="0.013889in solid #000000" fo:padding-left="0.075000in" fo:padding-right="0.075000in" fo:vertical-align="top" fo:background-color="#ffffff"/>
    </style:style>
    <style:style style:name="TableRow0102" style:family="table-row">
      <style:table-row-properties style:min-row-height="0.187500in"/>
    </style:style>
    <style:style style:name="TableCell0102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2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2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5"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2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8" style:family="table-cell">
      <style:table-cell-properties fo:border-top="0.000694in solid #000000" fo:border-left="0.013889in solid #000000" fo:border-right="0.013889in solid #000000" fo:border-bottom="0.013889in solid #000000" fo:padding-left="0.075000in" fo:padding-right="0.075000in" fo:vertical-align="top" fo:background-color="#ffffff"/>
    </style:style>
    <style:style style:name="TableRow0103" style:family="table-row">
      <style:table-row-properties style:min-row-height="0.239583in"/>
    </style:style>
    <style:style style:name="TableCell0103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3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4"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3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6"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3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4" style:family="table-row">
      <style:table-row-properties style:min-row-height="0.152778in"/>
    </style:style>
    <style:style style:name="TableCell0104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4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4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5" style:family="table-row">
      <style:table-row-properties style:min-row-height="0.202778in"/>
    </style:style>
    <style:style style:name="TableCell0105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5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5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5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6" style:family="table-row">
      <style:table-row-properties style:min-row-height="0.111111in"/>
    </style:style>
    <style:style style:name="TableCell0106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6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6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6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7" style:family="table-row">
      <style:table-row-properties style:min-row-height="0.229167in"/>
    </style:style>
    <style:style style:name="TableCell0107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7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7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7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8" style:family="table-row">
      <style:table-row-properties style:min-row-height="0.260417in"/>
    </style:style>
    <style:style style:name="TableCell0108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801"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200" style:family="table-column">
      <style:table-column-properties style:column-width="3.149306in"/>
    </style:style>
    <style:style style:name="TableColumn0201" style:family="table-column">
      <style:table-column-properties style:column-width="0.630556in"/>
    </style:style>
    <style:style style:name="TableColumn0202" style:family="table-column">
      <style:table-column-properties style:column-width="2.795139in"/>
    </style:style>
    <style:style style:name="Table02" style:family="table">
      <style:table-properties style:width="6.57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300" style:family="table-column">
      <style:table-column-properties style:column-width="3.149306in"/>
    </style:style>
    <style:style style:name="TableColumn0301" style:family="table-column">
      <style:table-column-properties style:column-width="0.630556in"/>
    </style:style>
    <style:style style:name="TableColumn0302" style:family="table-column">
      <style:table-column-properties style:column-width="2.795139in"/>
    </style:style>
    <style:style style:name="Table03" style:family="table">
      <style:table-properties style:width="6.575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3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3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400" style:family="table-column">
      <style:table-column-properties style:column-width="3.149306in"/>
    </style:style>
    <style:style style:name="TableColumn0401" style:family="table-column">
      <style:table-column-properties style:column-width="0.630556in"/>
    </style:style>
    <style:style style:name="TableColumn0402" style:family="table-column">
      <style:table-column-properties style:column-width="2.795139in"/>
    </style:style>
    <style:style style:name="Table04" style:family="table">
      <style:table-properties style:width="6.575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4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4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CS 192 AY 2014-2015</text:span></text:p>
      <text:p text:style-name="P1"><text:span text:style-name="T1"><text:s/>General Programming Standards and Guidelines Code Review Checklist</text:span></text:p>
      <text:p text:style-name="P2"><text:span text:style-name="T2"/></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row table:style-name="TableRow0100">
          <table:table-cell table:style-name="TableCell010000" table:number-columns-spanned="2">
            <text:p text:style-name="P4"><text:span text:style-name="T3">Reviewer's Name:<text:s text:c="2"/></text:span><text:span text:style-name="T4"/></text:p>
          </table:table-cell>
          <table:covered-table-cell/>
          <table:table-cell table:style-name="TableCell010002" table:number-columns-spanned="3">
            <text:p text:style-name="P4"><text:span text:style-name="T5">David Paul A. Relao</text:span><text:span text:style-name="T6"/></text:p>
          </table:table-cell>
          <table:covered-table-cell/>
          <table:covered-table-cell/>
          <table:table-cell table:style-name="TableCell010005" table:number-columns-spanned="3">
            <text:p text:style-name="P4"><text:span text:style-name="T7">Peer Review Date:</text:span><text:span text:style-name="T8"/></text:p>
          </table:table-cell>
          <table:covered-table-cell/>
          <table:covered-table-cell/>
          <table:table-cell table:style-name="TableCell010008">
            <text:p text:style-name="P4"><text:span text:style-name="T9">March 27, 2015</text:span><text:span text:style-name="T10"/></text:p>
          </table:table-cell>
        </table:table-row>
        <table:table-row table:style-name="TableRow0101">
          <table:table-cell table:style-name="TableCell010100" table:number-rows-spanned="2">
            <text:p text:style-name="P7"><text:span text:style-name="T11">Project Name:</text:span><text:span text:style-name="T12"/></text:p>
          </table:table-cell>
          <table:table-cell table:style-name="TableCell010101" table:number-columns-spanned="4" table:number-rows-spanned="2">
            <text:p text:style-name="P7"><text:span text:style-name="T13">Retention Scheduler</text:span><text:span text:style-name="T14"/></text:p>
          </table:table-cell>
          <table:covered-table-cell/>
          <table:covered-table-cell/>
          <table:covered-table-cell/>
          <table:table-cell table:style-name="TableCell010105" table:number-columns-spanned="3">
            <text:p text:style-name="P7"><text:span text:style-name="T15">Project ID:<text:s text:c="2"/></text:span><text:span text:style-name="T16"/></text:p>
          </table:table-cell>
          <table:covered-table-cell/>
          <table:covered-table-cell/>
          <table:table-cell table:style-name="TableCell010108" table:number-rows-spanned="2">
            <text:p text:style-name="P7"><text:span text:style-name="T16"/></text:p>
          </table:table-cell>
        </table:table-row>
        <table:table-row table:style-name="TableRow0102">
          <table:covered-table-cell>
            <text:p text:style-name="P10"><text:span text:style-name="T16"><text:s/></text:span></text:p>
          </table:covered-table-cell>
          <table:covered-table-cell>
            <text:p text:style-name="P10"><text:span text:style-name="T16"><text:s/></text:span></text:p>
          </table:covered-table-cell>
          <table:covered-table-cell/>
          <table:covered-table-cell/>
          <table:covered-table-cell/>
          <table:table-cell table:style-name="TableCell010205" table:number-columns-spanned="3">
            <text:p text:style-name="P11"><text:span text:style-name="T17">(if applicable)</text:span><text:span text:style-name="T18"/></text:p>
          </table:table-cell>
          <table:covered-table-cell/>
          <table:covered-table-cell/>
          <table:covered-table-cell>
            <text:p text:style-name="P12"><text:span text:style-name="T18"><text:s/></text:span></text:p>
          </table:covered-table-cell>
        </table:table-row>
        <table:table-row table:style-name="TableRow0103">
          <table:table-cell table:style-name="TableCell010300">
            <text:p text:style-name="P15"><text:span text:style-name="T19">Developer’s Name:</text:span><text:span text:style-name="T20"/></text:p>
          </table:table-cell>
          <table:table-cell table:style-name="TableCell010301" table:number-columns-spanned="3">
            <text:p text:style-name="P15"><text:span text:style-name="T21">Blue Navy Inc.</text:span><text:span text:style-name="T22"/></text:p>
          </table:table-cell>
          <table:covered-table-cell/>
          <table:covered-table-cell/>
          <table:table-cell table:style-name="TableCell010304" table:number-columns-spanned="2">
            <text:p text:style-name="P15"><text:span text:style-name="T23">Sprint Number</text:span><text:span text:style-name="T24"/></text:p>
          </table:table-cell>
          <table:covered-table-cell/>
          <table:table-cell table:style-name="TableCell010306" table:number-columns-spanned="3">
            <text:p text:style-name="P15"><text:span text:style-name="T25">4</text:span><text:span text:style-name="T26"/></text:p>
          </table:table-cell>
          <table:covered-table-cell/>
          <table:covered-table-cell/>
        </table:table-row>
        <table:table-row table:style-name="TableRow0104">
          <table:table-cell table:style-name="TableCell010400" table:number-rows-spanned="4">
            <text:p text:style-name="P18"><text:span text:style-name="T27">Review Files &amp; Source code</text:span><text:span text:style-name="T28"/></text:p>
          </table:table-cell>
          <table:table-cell table:style-name="TableCell010401" table:number-columns-spanned="2">
            <text:p text:style-name="P18"><text:span text:style-name="T29">MainActivity.java</text:span><text:span text:style-name="T30"/></text:p>
          </table:table-cell>
          <table:covered-table-cell/>
          <table:table-cell table:style-name="TableCell010403" table:number-columns-spanned="4">
            <text:p text:style-name="P18"><text:span text:style-name="T31">CreateEvent.java</text:span><text:span text:style-name="T32"/></text:p>
          </table:table-cell>
          <table:covered-table-cell/>
          <table:covered-table-cell/>
          <table:covered-table-cell/>
          <table:table-cell table:style-name="TableCell010407" table:number-columns-spanned="2">
            <text:p text:style-name="P18"><text:span text:style-name="T32">Delete.java</text:span></text:p>
          </table:table-cell>
          <table:covered-table-cell/>
        </table:table-row>
        <table:table-row table:style-name="TableRow0105">
          <table:covered-table-cell>
            <text:p text:style-name="P21"><text:span text:style-name="T32"><text:s/></text:span></text:p>
          </table:covered-table-cell>
          <table:table-cell table:style-name="TableCell010501" table:number-columns-spanned="2">
            <text:p text:style-name="P22"><text:span text:style-name="T33">ManageActivity.java</text:span><text:span text:style-name="T34"/></text:p>
          </table:table-cell>
          <table:covered-table-cell/>
          <table:table-cell table:style-name="TableCell010503" table:number-columns-spanned="4">
            <text:p text:style-name="P22"><text:span text:style-name="T35">create_event.xml</text:span><text:span text:style-name="T36"/></text:p>
          </table:table-cell>
          <table:covered-table-cell/>
          <table:covered-table-cell/>
          <table:covered-table-cell/>
          <table:table-cell table:style-name="TableCell010507" table:number-columns-spanned="2">
            <text:p text:style-name="P22"><text:span text:style-name="T36">Create1.java</text:span></text:p>
          </table:table-cell>
          <table:covered-table-cell/>
        </table:table-row>
        <table:table-row table:style-name="TableRow0106">
          <table:covered-table-cell>
            <text:p text:style-name="P25"><text:span text:style-name="T36"><text:s/></text:span></text:p>
          </table:covered-table-cell>
          <table:table-cell table:style-name="TableCell010601" table:number-columns-spanned="2">
            <text:p text:style-name="P26"><text:span text:style-name="T37">home.xml</text:span><text:span text:style-name="T38"/></text:p>
          </table:table-cell>
          <table:covered-table-cell/>
          <table:table-cell table:style-name="TableCell010603" table:number-columns-spanned="4">
            <text:p text:style-name="P26"><text:span text:style-name="T39">viewInfo.java</text:span><text:span text:style-name="T40"/></text:p>
          </table:table-cell>
          <table:covered-table-cell/>
          <table:covered-table-cell/>
          <table:covered-table-cell/>
          <table:table-cell table:style-name="TableCell010607" table:number-columns-spanned="2">
            <text:p text:style-name="P26"><text:span text:style-name="T40">create1.xml</text:span></text:p>
          </table:table-cell>
          <table:covered-table-cell/>
        </table:table-row>
        <table:table-row table:style-name="TableRow0107">
          <table:covered-table-cell>
            <text:p text:style-name="P29"><text:span text:style-name="T40"><text:s/></text:span></text:p>
          </table:covered-table-cell>
          <table:table-cell table:style-name="TableCell010701" table:number-columns-spanned="2">
            <text:p text:style-name="P30"><text:span text:style-name="T41">manage.xml</text:span><text:span text:style-name="T42"/></text:p>
          </table:table-cell>
          <table:covered-table-cell/>
          <table:table-cell table:style-name="TableCell010703" table:number-columns-spanned="4">
            <text:p text:style-name="P30"><text:span text:style-name="T43">view_information.xml</text:span><text:span text:style-name="T44"/></text:p>
          </table:table-cell>
          <table:covered-table-cell/>
          <table:covered-table-cell/>
          <table:covered-table-cell/>
          <table:table-cell table:style-name="TableCell010707" table:number-columns-spanned="2">
            <text:p text:style-name="P30"><text:span text:style-name="T44"/></text:p>
          </table:table-cell>
          <table:covered-table-cell/>
        </table:table-row>
        <table:table-row table:style-name="TableRow0108">
          <table:table-cell table:style-name="TableCell010800">
            <text:p text:style-name="P33"><text:span text:style-name="T45">Code Approved</text:span><text:span text:style-name="T46"/></text:p>
          </table:table-cell>
          <table:table-cell table:style-name="TableCell010801" table:number-columns-spanned="8">
            <text:p text:style-name="P33"><text:span text:style-name="T47">Yes</text:span><text:span text:style-name="T48"/></text:p>
          </table:table-cell>
          <table:covered-table-cell/>
          <table:covered-table-cell/>
          <table:covered-table-cell/>
          <table:covered-table-cell/>
          <table:covered-table-cell/>
          <table:covered-table-cell/>
          <table:covered-table-cell/>
        </table:table-row>
      </table:table>
      <text:p text:style-name="P35"><text:span text:style-name="T48"/></text:p>
      <text:p text:style-name="P36"><text:span text:style-name="T49">This checklist is to be used to assess source code during a peer review.<text:s text:c="2"/>Items which represent the code being reviewed should be checked off.</text:span></text:p>
      <text:p text:style-name="P37"><text:span text:style-name="T50"/></text:p>
      <text:p text:style-name="P38"><text:span text:style-name="T51">Refer to the<text:s/></text:span><text:span text:style-name="T52">Android and Java General Programming Standards and Guidelines (</text:span><text:a xlink:href="https://source.android.com/source/code-style.html"><text:span text:style-name="T53">https://source.android.com/source/code-style.html</text:span></text:a><text:span text:style-name="T54">)<text:s/></text:span><text:span text:style-name="T55">document for more complete descriptions and examples of the items listed below.</text:span></text:p>
      <text:p text:style-name="P38"><text:span text:style-name="T56"/></text:p>
      <text:p text:style-name="P38"><text:span text:style-name="T57">Place a check mark if the code complies with the criteria.<text:s text:c="2"/>If not, place comments at the remarks column.</text:span></text:p>
      <text:p text:style-name="P38"><text:span text:style-name="T58"/></text:p>
      <text:p text:style-name="P38"><text:span text:style-name="T59">1.<text:s text:c="2"/>License</text:span></text:p>
      <text:p text:style-name="P38"><text:span text:style-name="T60"/></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40"><text:span text:style-name="T61">Criteria</text:span><text:span text:style-name="T62"/></text:p>
          </table:table-cell>
          <table:table-cell table:style-name="TableCell020001">
            <text:p text:style-name="P40"><text:span text:style-name="T63">Comply</text:span><text:span text:style-name="T64"/></text:p>
          </table:table-cell>
          <table:table-cell table:style-name="TableCell020002">
            <text:p text:style-name="P40"><text:span text:style-name="T65">Remarks</text:span><text:span text:style-name="T66"/></text:p>
          </table:table-cell>
        </table:table-row>
        <table:table-row table:style-name="TableRow0201">
          <table:table-cell table:style-name="TableCell020100">
            <text:p text:style-name="P43"><text:span text:style-name="T67">License exists at the top of the code</text:span><text:span text:style-name="T68"/></text:p>
          </table:table-cell>
          <table:table-cell table:style-name="TableCell020101">
            <text:p text:style-name="P43"><text:span text:style-name="T69">Yes</text:span><text:span text:style-name="T70"/></text:p>
          </table:table-cell>
          <table:table-cell table:style-name="TableCell020102">
            <text:p text:style-name="P43"><text:span text:style-name="T70"/></text:p>
          </table:table-cell>
        </table:table-row>
        <table:table-row table:style-name="TableRow0202">
          <table:table-cell table:style-name="TableCell020200">
            <text:p text:style-name="P45"><text:span text:style-name="T71">License contains the name of the author</text:span><text:span text:style-name="T72"/></text:p>
          </table:table-cell>
          <table:table-cell table:style-name="TableCell020201">
            <text:p text:style-name="P45"><text:span text:style-name="T73">Yes</text:span><text:span text:style-name="T74"/></text:p>
          </table:table-cell>
          <table:table-cell table:style-name="TableCell020202">
            <text:p text:style-name="P45"><text:span text:style-name="T74"/></text:p>
          </table:table-cell>
        </table:table-row>
        <table:table-row table:style-name="TableRow0203">
          <table:table-cell table:style-name="TableCell020300">
            <text:p text:style-name="P47"><text:span text:style-name="T75">License contains the following:</text:span></text:p>
            <text:p text:style-name="P47"><text:span text:style-name="T75">“This is a course requirement for CS 192 Software Engineering II under the supervision of Asst. Prof. Ma. Rowena C. Solamo of the Department of Computer Science, College of Engineering, University of the Philippines, Diliman for the AY 2014-2015”.</text:span><text:span text:style-name="T76"/></text:p>
          </table:table-cell>
          <table:table-cell table:style-name="TableCell020301">
            <text:p text:style-name="P47"><text:span text:style-name="T77">Yes</text:span><text:span text:style-name="T78"/></text:p>
          </table:table-cell>
          <table:table-cell table:style-name="TableCell020302">
            <text:p text:style-name="P47"><text:span text:style-name="T78"/></text:p>
          </table:table-cell>
        </table:table-row>
      </table:table>
      <text:p text:style-name="P49"><text:span text:style-name="T78"/></text:p>
      <text:p text:style-name="P49"><text:span text:style-name="T78"/></text:p>
      <text:p text:style-name="P49"><text:span text:style-name="T78"/></text:p>
      <text:p text:style-name="P49"><text:span text:style-name="T78"/></text:p>
      <text:p text:style-name="P49"><text:span text:style-name="T78"/></text:p>
      <text:p text:style-name="P49"><text:span text:style-name="T78"/></text:p>
      <text:p text:style-name="P49"><text:span text:style-name="T78"/></text:p>
      <text:p text:style-name="P49"><text:span text:style-name="T78"/></text:p>
      <text:p text:style-name="P49"><text:span text:style-name="T78"/></text:p>
      <text:p text:style-name="P49"><text:span text:style-name="T79">2.<text:s text:c="2"/>Code History</text:span></text:p>
      <text:p text:style-name="P49"><text:span text:style-name="T80"/></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51"><text:span text:style-name="T81">Criteria</text:span><text:span text:style-name="T82"/></text:p>
          </table:table-cell>
          <table:table-cell table:style-name="TableCell030001">
            <text:p text:style-name="P51"><text:span text:style-name="T83">Comply</text:span><text:span text:style-name="T84"/></text:p>
          </table:table-cell>
          <table:table-cell table:style-name="TableCell030002">
            <text:p text:style-name="P51"><text:span text:style-name="T85">Remarks</text:span><text:span text:style-name="T86"/></text:p>
          </table:table-cell>
        </table:table-row>
        <table:table-row table:style-name="TableRow0301">
          <table:table-cell table:style-name="TableCell030100">
            <text:p text:style-name="P54"><text:span text:style-name="T87">Code History appears after the license of the source code.</text:span><text:span text:style-name="T88"/></text:p>
          </table:table-cell>
          <table:table-cell table:style-name="TableCell030101">
            <text:p text:style-name="P54"><text:span text:style-name="T89">Yes</text:span><text:span text:style-name="T90"/></text:p>
          </table:table-cell>
          <table:table-cell table:style-name="TableCell030102">
            <text:p text:style-name="P54"><text:span text:style-name="T90"/></text:p>
          </table:table-cell>
        </table:table-row>
        <table:table-row table:style-name="TableRow0302">
          <table:table-cell table:style-name="TableCell030200">
            <text:p text:style-name="P56"><text:span text:style-name="T91">Code History has been updated accordingly based on name of programmer, change date and change description.</text:span><text:span text:style-name="T92"/></text:p>
          </table:table-cell>
          <table:table-cell table:style-name="TableCell030201">
            <text:p text:style-name="P56"><text:span text:style-name="T93">Yes</text:span><text:span text:style-name="T94"/></text:p>
          </table:table-cell>
          <table:table-cell table:style-name="TableCell030202">
            <text:p text:style-name="P56"><text:span text:style-name="T94"/></text:p>
          </table:table-cell>
        </table:table-row>
      </table:table>
      <text:p text:style-name="P58"><text:span text:style-name="T94"/></text:p>
      <text:p text:style-name="P58"><text:span text:style-name="T95">3.<text:s text:c="2"/>Internal Documentation</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60"><text:span text:style-name="T97">Criteria</text:span><text:span text:style-name="T98"/></text:p>
          </table:table-cell>
          <table:table-cell table:style-name="TableCell040001">
            <text:p text:style-name="P60"><text:span text:style-name="T99">Comply</text:span><text:span text:style-name="T100"/></text:p>
          </table:table-cell>
          <table:table-cell table:style-name="TableCell040002">
            <text:p text:style-name="P60"><text:span text:style-name="T101">Remarks</text:span><text:span text:style-name="T102"/></text:p>
          </table:table-cell>
        </table:table-row>
        <table:table-row table:style-name="TableRow0401">
          <table:table-cell table:style-name="TableCell040100">
            <text:p text:style-name="P63"><text:span text:style-name="T103">A comment block exists after the Code History containing the following information: file creation date, development group, client group and a brief statement of the purpose of the software in the file.</text:span><text:span text:style-name="T104"/></text:p>
          </table:table-cell>
          <table:table-cell table:style-name="TableCell040101">
            <text:p text:style-name="P63"><text:span text:style-name="T105">Yes</text:span><text:span text:style-name="T106"/></text:p>
          </table:table-cell>
          <table:table-cell table:style-name="TableCell040102">
            <text:p text:style-name="P63"><text:span text:style-name="T106"/></text:p>
          </table:table-cell>
        </table:table-row>
        <table:table-row table:style-name="TableRow0402">
          <table:table-cell table:style-name="TableCell040200">
            <text:p text:style-name="P65"><text:span text:style-name="T10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span text:style-name="T108"/></text:p>
          </table:table-cell>
          <table:table-cell table:style-name="TableCell040201">
            <text:p text:style-name="P65"><text:span text:style-name="T109">Yes</text:span><text:span text:style-name="T110"/></text:p>
          </table:table-cell>
          <table:table-cell table:style-name="TableCell040202">
            <text:p text:style-name="P65"><text:span text:style-name="T110"/></text:p>
          </table:table-cell>
        </table:table-row>
        <table:table-row table:style-name="TableRow0403">
          <table:table-cell table:style-name="TableCell040300">
            <text:p text:style-name="P67"><text:span text:style-name="T111">Indentions are 5 spaces.</text:span><text:span text:style-name="T112"/></text:p>
          </table:table-cell>
          <table:table-cell table:style-name="TableCell040301">
            <text:p text:style-name="P67"><text:span text:style-name="T113">Yes</text:span><text:span text:style-name="T114"/></text:p>
          </table:table-cell>
          <table:table-cell table:style-name="TableCell040302">
            <text:p text:style-name="P67"><text:span text:style-name="T114"/></text:p>
          </table:table-cell>
        </table:table-row>
        <table:table-row table:style-name="TableRow0404">
          <table:table-cell table:style-name="TableCell040400">
            <text:p text:style-name="P69"><text:span text:style-name="T115">Inline comments are found at the top of the statement using '/*' and '*/'.</text:span><text:span text:style-name="T116"/></text:p>
          </table:table-cell>
          <table:table-cell table:style-name="TableCell040401">
            <text:p text:style-name="P69"><text:span text:style-name="T117">Yes</text:span><text:span text:style-name="T118"/></text:p>
          </table:table-cell>
          <table:table-cell table:style-name="TableCell040402">
            <text:p text:style-name="P69"><text:span text:style-name="T118"/></text:p>
          </table:table-cell>
        </table:table-row>
        <table:table-row table:style-name="TableRow0405">
          <table:table-cell table:style-name="TableCell040500">
            <text:p text:style-name="P71"><text:span text:style-name="T119">Bracketing of block statements follows the following format:</text:span></text:p>
            <text:p text:style-name="P71"><text:span text:style-name="T120"/></text:p>
            <text:p text:style-name="P71"><text:span text:style-name="T121">if (){</text:span></text:p>
            <text:p text:style-name="P71"><text:span text:style-name="T121"><text:s text:c="5"/>statements;</text:span></text:p>
            <text:p text:style-name="P71"><text:span text:style-name="T121">}</text:span><text:span text:style-name="T122"/></text:p>
          </table:table-cell>
          <table:table-cell table:style-name="TableCell040501">
            <text:p text:style-name="P71"><text:span text:style-name="T123">Yes</text:span><text:span text:style-name="T124"/></text:p>
          </table:table-cell>
          <table:table-cell table:style-name="TableCell040502">
            <text:p text:style-name="P71"><text:span text:style-name="T124"/></text:p>
          </table:table-cell>
        </table:table-row>
        <table:table-row table:style-name="TableRow0406">
          <table:table-cell table:style-name="TableCell040600">
            <text:p text:style-name="P73"><text:span text:style-name="T125">Exceptions are being handled appropriately.</text:span><text:span text:style-name="T126"/></text:p>
          </table:table-cell>
          <table:table-cell table:style-name="TableCell040601">
            <text:p text:style-name="P73"><text:span text:style-name="T127">Yes</text:span><text:span text:style-name="T128"/></text:p>
          </table:table-cell>
          <table:table-cell table:style-name="TableCell040602">
            <text:p text:style-name="P73"><text:span text:style-name="T128"/></text:p>
          </table:table-cell>
        </table:table-row>
      </table:table>
      <text:p text:style-name="P75"><text:span text:style-name="T129">Reviewer’s Comments:<text:line-break/></text:span></text:p>
      <text:p text:style-name="P76"><text:span text:style-name="T130">So far, so good.<text:s/></text:span><text:span text:style-name="T13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